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Arial1" svg:font-family="Arial, sans-serif"/>
    <style:font-face style:name="Cambria" svg:font-family="Cambria, serif"/>
    <style:font-face style:name="Mangal1" svg:font-family="Mangal"/>
    <style:font-face style:name="Open Sans" svg:font-family="'Open Sans', sans-serif"/>
    <style:font-face style:name="OpenSymbol" svg:font-family="OpenSymbol"/>
    <style:font-face style:name="Segoe UI" svg:font-family="'Segoe UI', sans-serif"/>
    <style:font-face style:name="Times New Roman1" svg:font-family="'Times New Roman', serif"/>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ans-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data-style-name="N8100">
      <style:table-cell-properties fo:background-color="#e6e6ff" fo:padding="0cm" fo:border="none">
        <style:background-image/>
      </style:table-cell-properties>
    </style:style>
    <style:style style:name="Table1.D1" style:family="table-cell" style:data-style-name="N8100">
      <style:table-cell-properties fo:background-color="#e6e6ff" fo:padding="0cm" fo:border-left="0.002cm solid #800000" fo:border-right="none" fo:border-top="none" fo:border-bottom="none">
        <style:background-image/>
      </style:table-cell-properties>
    </style:style>
    <style:style style:name="Table1.B2" style:family="table-cell">
      <style:table-cell-properties fo:background-color="#ffffff" fo:padding="0cm" fo:border="none">
        <style:background-image/>
      </style:table-cell-properties>
    </style:style>
    <style:style style:name="Table1.C2" style:family="table-cell" style:data-style-name="N8000">
      <style:table-cell-properties fo:background-color="#ffffff" fo:padding="0cm" fo:border="none">
        <style:background-image/>
      </style:table-cell-properties>
    </style:style>
    <style:style style:name="Table1.D2" style:family="table-cell">
      <style:table-cell-properties fo:background-color="#ffffff" fo:padding="0cm" fo:border-left="0.002cm solid #800000" fo:border-right="none" fo:border-top="none" fo:border-bottom="none">
        <style:background-image/>
      </style:table-cell-properties>
    </style:style>
    <style:style style:name="Table1.A5" style:family="table-cell" style:data-style-name="N8100">
      <style:table-cell-properties fo:background-color="#e6e6ff" fo:padding="0cm" fo:border-left="none" fo:border-right="none" fo:border-top="none" fo:border-bottom="0.002cm solid #800000">
        <style:background-image/>
      </style:table-cell-properties>
    </style:style>
    <style:style style:name="Table1.B5" style:family="table-cell" style:data-style-name="N8000">
      <style:table-cell-properties fo:background-color="#ffffff" fo:padding="0cm" fo:border-left="none" fo:border-right="none" fo:border-top="none" fo:border-bottom="0.002cm solid #800000">
        <style:background-image/>
      </style:table-cell-properties>
    </style:style>
    <style:style style:name="Table1.D5" style:family="table-cell">
      <style:table-cell-properties fo:background-color="#ffffff" fo:padding="0cm" fo:border-left="0.002cm solid #800000" fo:border-right="none" fo:border-top="none" fo:border-bottom="0.002cm solid #800000">
        <style:background-image/>
      </style:table-cell-properties>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left="0cm" fo:margin-right="0cm" fo:margin-top="0.071cm" fo:margin-bottom="0.071cm" fo:text-indent="0cm" style:auto-text-indent="false"/>
    </style:style>
    <style:style style:name="P2" style:family="paragraph" style:parent-style-name="Text_20_body">
      <style:paragraph-properties fo:margin-left="0cm" fo:margin-right="0cm" fo:margin-top="0.071cm" fo:margin-bottom="0.071cm" style:line-height-at-least="0.741cm" fo:text-align="justify" style:justify-single-word="false" fo:text-indent="0cm" style:auto-text-indent="false"/>
    </style:style>
    <style:style style:name="P3" style:family="paragraph" style:parent-style-name="Text_20_body">
      <style:paragraph-properties fo:margin-top="0cm" fo:margin-bottom="0cm"/>
    </style:style>
    <style:style style:name="P4" style:family="paragraph" style:parent-style-name="Standard">
      <style:paragraph-properties fo:margin-left="0cm" fo:margin-right="0cm" style:line-height-at-least="0.661cm" fo:text-indent="0cm" style:auto-text-indent="false"/>
      <style:text-properties style:font-name="Arial2"/>
    </style:style>
    <style:style style:name="P5" style:family="paragraph" style:parent-style-name="Table_20_Contents">
      <style:paragraph-properties fo:text-align="start" style:justify-single-word="false"/>
      <style:text-properties fo:color="#000000" style:text-outline="false" style:text-line-through-style="none" style:font-name="Arial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font-name="Arial2"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text-properties style:font-name="Arial2"/>
    </style:style>
    <style:style style:name="P8" style:family="paragraph" style:parent-style-name="Table_20_Contents">
      <style:paragraph-properties fo:margin-left="0cm" fo:margin-right="0cm" style:line-height-at-least="0.82cm" fo:text-align="start" style:justify-single-word="false" fo:text-indent="0cm" style:auto-text-indent="false"/>
      <style:text-properties fo:color="#000000" style:text-outline="false" style:text-line-through-style="none" style:font-name="Arial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margin-left="0cm" fo:margin-right="0cm" fo:margin-top="0.071cm" fo:margin-bottom="0.071cm" style:line-height-at-least="0.661cm" fo:text-indent="0cm" style:auto-text-indent="false"/>
      <style:text-properties fo:color="#4f81bd" style:font-name="Arial2" fo:font-size="12pt" fo:language="it" fo:country="IT" fo:font-style="italic"/>
    </style:style>
    <style:style style:name="P10" style:family="paragraph" style:parent-style-name="Text_20_body" style:list-style-name="L1" style:master-page-name="">
      <style:paragraph-properties fo:margin-left="-0.053cm" fo:margin-right="0cm" fo:margin-top="0.071cm" fo:margin-bottom="0.071cm" fo:text-indent="0cm" style:auto-text-indent="false" style:page-number="auto"/>
      <style:text-properties fo:color="#4f81bd" style:font-name="Arial2" fo:font-size="16pt" fo:language="it" fo:country="IT" fo:font-style="italic" style:font-size-asian="16pt" style:font-size-complex="16pt"/>
    </style:style>
    <style:style style:name="P11" style:family="paragraph" style:parent-style-name="Text_20_body" style:list-style-name="L2">
      <style:paragraph-properties fo:margin-left="0cm" fo:margin-right="0cm" fo:margin-top="0cm" fo:margin-bottom="0cm" fo:text-align="start" style:justify-single-word="false" fo:text-indent="0cm" style:auto-text-indent="false" fo:padding="0cm" fo:border="none"/>
      <style:text-properties fo:font-variant="normal" fo:text-transform="none" fo:color="#000000" style:text-outline="false" style:text-line-through-style="none" style:font-name="Arial2" fo:font-size="12pt" fo:letter-spacing="normal"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ext_20_body" style:list-style-name="L3">
      <style:paragraph-properties fo:margin-left="0cm" fo:margin-right="0cm" fo:margin-top="0cm" fo:margin-bottom="0cm" fo:text-align="start" style:justify-single-word="false" fo:text-indent="0cm" style:auto-text-indent="false" fo:padding="0cm" fo:border="none"/>
      <style:text-properties fo:font-variant="normal" fo:text-transform="none" fo:color="#000000" style:text-outline="false" style:text-line-through-style="none" style:font-name="Arial2" fo:font-size="12pt" fo:letter-spacing="normal"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ext_20_body">
      <style:paragraph-properties fo:margin-left="0cm" fo:margin-right="0cm" fo:margin-top="0cm" fo:margin-bottom="0.132cm" fo:text-align="start" style:justify-single-word="false" fo:text-indent="0cm" style:auto-text-indent="false" fo:padding="0cm" fo:border="none"/>
      <style:text-properties fo:font-variant="normal" fo:text-transform="none" fo:color="#000000" style:text-outline="false" style:text-line-through-style="none" style:font-name="Arial2" fo:font-size="12pt" fo:letter-spacing="normal"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list-style-name="L2">
      <style:paragraph-properties fo:margin-left="0cm" fo:margin-right="0cm" fo:margin-top="0cm" fo:margin-bottom="0.132cm" fo:text-align="start" style:justify-single-word="false" fo:text-indent="0cm" style:auto-text-indent="false" fo:padding="0cm" fo:border="none"/>
      <style:text-properties fo:font-variant="normal" fo:text-transform="none" fo:color="#000000" style:text-outline="false" style:text-line-through-style="none" style:font-name="Arial2" fo:font-size="12pt" fo:letter-spacing="normal"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list-style-name="L3">
      <style:paragraph-properties fo:margin-left="0cm" fo:margin-right="0cm" fo:margin-top="0cm" fo:margin-bottom="0.132cm" fo:text-align="start" style:justify-single-word="false" fo:text-indent="0cm" style:auto-text-indent="false" fo:padding="0cm" fo:border="none"/>
      <style:text-properties fo:font-variant="normal" fo:text-transform="none" fo:color="#000000" style:text-outline="false" style:text-line-through-style="none" style:font-name="Arial2" fo:font-size="12pt" fo:letter-spacing="normal"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paragraph-properties fo:margin-left="0cm" fo:margin-right="0cm" fo:margin-top="0.071cm" fo:margin-bottom="0.071cm" style:line-height-at-least="0.661cm" fo:text-indent="0cm" style:auto-text-indent="false"/>
      <style:text-properties fo:color="#4f81bd" style:font-name="Arial2" fo:font-size="12pt" fo:language="it" fo:country="IT" fo:font-style="italic"/>
    </style:style>
    <style:style style:name="P17" style:family="paragraph" style:parent-style-name="Text_20_body">
      <style:paragraph-properties fo:margin-left="0cm" fo:margin-right="0cm" fo:margin-top="0.071cm" fo:margin-bottom="0.071cm" style:line-height-at-least="0.661cm" fo:text-indent="0cm" style:auto-text-indent="false"/>
      <style:text-properties fo:color="#4f81bd" style:font-name="Arial2" fo:font-size="12pt" fo:language="it" fo:country="IT" fo:font-style="italic" style:font-size-asian="12pt" style:font-size-complex="12pt"/>
    </style:style>
    <style:style style:name="P18" style:family="paragraph" style:parent-style-name="Text_20_body" style:list-style-name="L1">
      <style:paragraph-properties fo:margin-left="0cm" fo:margin-right="0cm" fo:margin-top="0.071cm" fo:margin-bottom="0.071cm" style:line-height-at-least="0.661cm" fo:text-indent="0cm" style:auto-text-indent="false"/>
      <style:text-properties fo:color="#4f81bd" style:font-name="Arial2" fo:font-size="16pt" fo:language="it" fo:country="IT" fo:font-style="italic" style:font-size-asian="16pt" style:font-size-complex="16pt"/>
    </style:style>
    <style:style style:name="P19" style:family="paragraph" style:parent-style-name="Text_20_body">
      <style:paragraph-properties fo:margin-left="0cm" fo:margin-right="0cm" fo:margin-top="0.071cm" fo:margin-bottom="0.071cm" style:line-height-at-least="0.661cm" fo:text-indent="0cm" style:auto-text-indent="false"/>
      <style:text-properties fo:color="#4f81bd" style:font-name="Arial2" fo:font-size="18pt" fo:language="it" fo:country="IT" fo:font-style="italic" style:font-size-asian="18pt" style:font-size-complex="18pt"/>
    </style:style>
    <style:style style:name="P20" style:family="paragraph" style:parent-style-name="Text_20_body">
      <style:paragraph-properties fo:margin-left="0cm" fo:margin-right="0cm" fo:margin-top="0.071cm" fo:margin-bottom="0.071cm" fo:text-indent="0cm" style:auto-text-indent="false"/>
      <style:text-properties fo:color="#000000" style:font-name="Arial2"/>
    </style:style>
    <style:style style:name="P21" style:family="paragraph" style:parent-style-name="Text_20_body">
      <style:paragraph-properties fo:margin-left="0cm" fo:margin-right="0cm" fo:margin-top="0.071cm" fo:margin-bottom="0.071cm" style:line-height-at-least="0.741cm" fo:text-align="justify" style:justify-single-word="false" fo:text-indent="0cm" style:auto-text-indent="false"/>
      <style:text-properties fo:color="#000000" style:font-name="Arial2" fo:font-size="12pt" fo:language="it" fo:country="IT" style:font-size-asian="12pt" style:font-size-complex="12pt"/>
    </style:style>
    <style:style style:name="P22" style:family="paragraph" style:parent-style-name="Text_20_body">
      <style:paragraph-properties fo:margin-left="0cm" fo:margin-right="0cm" fo:margin-top="0.071cm" fo:margin-bottom="0.071cm" style:line-height-at-least="0.661cm" fo:text-indent="0cm" style:auto-text-indent="false"/>
      <style:text-properties fo:color="#000000" style:font-name="Arial2" fo:font-size="12pt" fo:language="it" fo:country="IT" fo:font-style="normal" style:font-size-asian="12pt" style:font-style-asian="normal" style:font-size-complex="12pt" style:font-style-complex="normal"/>
    </style:style>
    <style:style style:name="P23" style:family="paragraph" style:parent-style-name="Text_20_body">
      <style:paragraph-properties fo:margin-left="0cm" fo:margin-right="0cm" fo:margin-top="0.071cm" fo:margin-bottom="0.071cm" fo:text-indent="0cm" style:auto-text-indent="false"/>
      <style:text-properties fo:color="#000000" style:font-name="Arial2" fo:font-size="12pt" style:font-size-asian="12pt" style:font-size-complex="12pt"/>
    </style:style>
    <style:style style:name="P24" style:family="paragraph" style:parent-style-name="Text_20_body">
      <style:paragraph-properties fo:margin-left="0cm" fo:margin-right="0cm" fo:margin-top="0.071cm" fo:margin-bottom="0.071cm" style:line-height-at-least="0.661cm" fo:text-indent="0cm" style:auto-text-indent="false"/>
      <style:text-properties fo:color="#000000" style:font-name="Arial2" fo:font-size="12pt" style:font-size-asian="12pt" style:font-size-complex="12pt"/>
    </style:style>
    <style:style style:name="P25" style:family="paragraph" style:parent-style-name="Text_20_body">
      <style:paragraph-properties fo:margin-left="0cm" fo:margin-right="0cm" fo:margin-top="0.071cm" fo:margin-bottom="0.071cm" style:line-height-at-least="0.741cm" fo:text-align="justify" style:justify-single-word="false" fo:text-indent="0cm" style:auto-text-indent="false"/>
      <style:text-properties fo:color="#000000" style:font-name="Arial2" fo:font-size="12pt" style:font-size-asian="12pt" style:font-size-complex="12pt"/>
    </style:style>
    <style:style style:name="P26" style:family="paragraph" style:parent-style-name="Text_20_body">
      <style:paragraph-properties fo:margin-left="0cm" fo:margin-right="0cm" fo:margin-top="0.071cm" fo:margin-bottom="0.071cm" style:line-height-at-least="0.741cm" fo:text-align="justify" style:justify-single-word="false" fo:text-indent="0cm" style:auto-text-indent="false"/>
      <style:text-properties fo:color="#000000" style:font-name="Arial2" fo:font-size="16pt" style:font-size-asian="16pt" style:font-size-complex="16pt"/>
    </style:style>
    <style:style style:name="P27" style:family="paragraph" style:parent-style-name="Text_20_body">
      <style:paragraph-properties fo:margin-left="0cm" fo:margin-right="0cm" fo:margin-top="0.071cm" fo:margin-bottom="0.071cm" fo:text-indent="0cm" style:auto-text-indent="false"/>
      <style:text-properties style:font-name="Arial2"/>
    </style:style>
    <style:style style:name="P28" style:family="paragraph" style:parent-style-name="Text_20_body">
      <style:paragraph-properties fo:margin-left="0cm" fo:margin-right="0cm" fo:margin-top="0.071cm" fo:margin-bottom="0.071cm" fo:text-indent="0cm" style:auto-text-indent="false"/>
      <style:text-properties style:font-name="Arial2" fo:language="it" fo:country="IT" fo:font-weight="bold"/>
    </style:style>
    <style:style style:name="P29" style:family="paragraph" style:parent-style-name="Text_20_body">
      <style:paragraph-properties fo:margin-left="0cm" fo:margin-right="0cm" fo:margin-top="0.071cm" fo:margin-bottom="0.071cm" fo:text-indent="0cm" style:auto-text-indent="false"/>
      <style:text-properties style:font-name="Arial2" fo:font-size="12pt" fo:language="it" fo:country="IT"/>
    </style:style>
    <style:style style:name="P30" style:family="paragraph" style:parent-style-name="Text_20_body">
      <style:paragraph-properties fo:margin-left="0cm" fo:margin-right="0cm" fo:margin-top="0.071cm" fo:margin-bottom="0.071cm" fo:text-indent="0cm" style:auto-text-indent="false"/>
      <style:text-properties style:font-name="Arial2" fo:font-size="12pt" fo:language="it" fo:country="IT" style:font-size-asian="12pt" style:font-size-complex="12pt"/>
    </style:style>
    <style:style style:name="P31" style:family="paragraph" style:parent-style-name="Text_20_body">
      <style:paragraph-properties fo:margin-left="0cm" fo:margin-right="0cm" fo:margin-top="0.071cm" fo:margin-bottom="0.071cm" style:line-height-at-least="0.741cm" fo:text-align="justify" style:justify-single-word="false" fo:text-indent="0cm" style:auto-text-indent="false"/>
      <style:text-properties style:font-name="Arial2" fo:font-size="12pt" style:font-size-asian="12pt" style:font-size-complex="12pt"/>
    </style:style>
    <style:style style:name="P32" style:family="paragraph" style:parent-style-name="Text_20_body">
      <style:paragraph-properties fo:margin-left="0cm" fo:margin-right="0cm" fo:margin-top="0.071cm" fo:margin-bottom="0.071cm" style:line-height-at-least="0.661cm" fo:text-indent="0cm" style:auto-text-indent="false"/>
      <style:text-properties style:font-name="Arial2"/>
    </style:style>
    <style:style style:name="P33" style:family="paragraph" style:parent-style-name="Text_20_body">
      <style:paragraph-properties fo:margin-left="0cm" fo:margin-right="0cm" fo:margin-top="0.071cm" fo:margin-bottom="0.071cm" fo:text-indent="0cm" style:auto-text-indent="false"/>
      <style:text-properties fo:color="#b61300" style:font-name="Arial2" fo:font-size="12pt" fo:language="it" fo:country="IT" fo:font-weight="bold" fo:background-color="#ffffff" style:font-size-asian="12pt" style:font-size-complex="12pt"/>
    </style:style>
    <style:style style:name="P34" style:family="paragraph" style:parent-style-name="Text_20_body">
      <style:paragraph-properties fo:margin-left="0cm" fo:margin-right="0cm" fo:margin-top="0.071cm" fo:margin-bottom="0.071cm" fo:text-indent="0cm" style:auto-text-indent="false"/>
      <style:text-properties fo:color="#b61300" style:font-name="Arial2" fo:font-size="14pt" fo:language="it" fo:country="IT" fo:font-weight="bold" fo:background-color="#ffffff" style:font-size-asian="14pt" style:font-size-complex="14pt"/>
    </style:style>
    <style:style style:name="P35" style:family="paragraph" style:parent-style-name="Text_20_body">
      <style:paragraph-properties fo:margin-left="0cm" fo:margin-right="0cm" fo:margin-top="0.071cm" fo:margin-bottom="0.071cm" fo:text-align="justify" style:justify-single-word="false" fo:text-indent="0cm" style:auto-text-indent="false" fo:background-color="#ffffff">
        <style:background-image/>
      </style:paragraph-properties>
      <style:text-properties fo:color="#000000" style:font-name="Arial2" fo:font-size="12pt" fo:language="it" fo:country="IT" fo:font-weight="bold" style:font-size-asian="12pt" style:font-size-complex="12pt"/>
    </style:style>
    <style:style style:name="P36" style:family="paragraph" style:parent-style-name="Text_20_body">
      <style:paragraph-properties fo:margin-left="0cm" fo:margin-right="0cm" fo:margin-top="0.071cm" fo:margin-bottom="0.071cm" fo:text-align="justify" style:justify-single-word="false" fo:text-indent="0cm" style:auto-text-indent="false" fo:background-color="#ffffff">
        <style:background-image/>
      </style:paragraph-properties>
      <style:text-properties fo:color="#000000" style:font-name="Arial2" fo:font-size="12pt" fo:language="it" fo:country="IT" style:font-size-asian="12pt" style:font-size-complex="12pt"/>
    </style:style>
    <style:style style:name="P37" style:family="paragraph" style:parent-style-name="Text_20_body">
      <style:paragraph-properties fo:margin-left="0cm" fo:margin-right="0cm" fo:margin-top="0.071cm" fo:margin-bottom="0.071cm" fo:text-align="justify" style:justify-single-word="false" fo:text-indent="0cm" style:auto-text-indent="false" fo:background-color="#ffffff">
        <style:background-image/>
      </style:paragraph-properties>
      <style:text-properties style:font-name="Arial2" fo:font-size="12pt" style:font-size-asian="12pt" style:font-size-complex="12pt"/>
    </style:style>
    <style:style style:name="P38" style:family="paragraph" style:parent-style-name="Text_20_body">
      <style:paragraph-properties fo:margin-left="0cm" fo:margin-right="0cm" style:line-height-at-least="0.82cm" fo:text-align="start" style:justify-single-word="false" fo:text-indent="0cm" style:auto-text-indent="false"/>
      <style:text-properties fo:color="#000000" style:text-outline="false" style:text-line-through-style="none" style:font-name="Arial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ext_20_body">
      <style:paragraph-properties fo:margin-left="0cm" fo:margin-right="0cm" style:line-height-at-least="0.661cm" fo:text-indent="0cm" style:auto-text-indent="false"/>
      <style:text-properties style:font-name="Arial2" fo:font-size="16pt" fo:language="it" fo:country="IT" fo:font-weight="bold"/>
    </style:style>
    <style:style style:name="P40" style:family="paragraph" style:parent-style-name="Text_20_body">
      <style:paragraph-properties fo:margin-left="0cm" fo:margin-right="0cm" style:line-height-at-least="0.661cm" fo:text-indent="0cm" style:auto-text-indent="false"/>
      <style:text-properties style:font-name="Arial2"/>
    </style:style>
    <style:style style:name="P41" style:family="paragraph" style:parent-style-name="Text_20_body">
      <style:paragraph-properties fo:margin-left="0.661cm" fo:margin-right="0cm" fo:margin-top="0.071cm" fo:margin-bottom="0.071cm" style:line-height-at-least="0.661cm" fo:text-align="justify" style:justify-single-word="false" fo:text-indent="-0.635cm" style:auto-text-indent="false" fo:background-color="#ffffff">
        <style:background-image/>
      </style:paragraph-properties>
      <style:text-properties fo:color="#000000" style:font-name="Arial2" fo:font-size="12pt" fo:language="it" fo:country="IT" fo:font-style="italic" style:font-size-asian="12pt" style:font-size-complex="12pt"/>
    </style:style>
    <style:style style:name="P42" style:family="paragraph" style:parent-style-name="Text_20_body">
      <style:paragraph-properties fo:margin-left="0.661cm" fo:margin-right="0cm" fo:margin-top="0.071cm" fo:margin-bottom="0.071cm" fo:text-align="justify" style:justify-single-word="false" fo:text-indent="-0.635cm" style:auto-text-indent="false" fo:background-color="#ffffff">
        <style:background-image/>
      </style:paragraph-properties>
      <style:text-properties style:font-name="Arial2" fo:font-size="12pt" style:font-size-asian="12pt" style:font-size-complex="12pt"/>
    </style:style>
    <style:style style:name="P43" style:family="paragraph" style:parent-style-name="Text_20_body">
      <style:paragraph-properties fo:margin-left="0.661cm" fo:margin-right="0cm" fo:margin-top="0.071cm" fo:margin-bottom="0.071cm" style:line-height-at-least="0.661cm" fo:text-align="justify" style:justify-single-word="false" fo:text-indent="-0.635cm" style:auto-text-indent="false" fo:background-color="#ffffff">
        <style:background-image/>
      </style:paragraph-properties>
      <style:text-properties fo:color="#4f81bd" style:font-name="Arial2" fo:font-size="12pt" fo:language="it" fo:country="IT" fo:font-style="italic" style:font-size-asian="12pt" style:font-size-complex="12pt"/>
    </style:style>
    <style:style style:name="P44" style:family="paragraph" style:parent-style-name="Text_20_body">
      <style:paragraph-properties fo:margin-left="0.661cm" fo:margin-right="0cm" fo:text-align="start" style:justify-single-word="false" fo:text-indent="-0.635cm" style:auto-text-indent="false"/>
      <style:text-properties style:font-name="Arial2" fo:font-size="12pt" style:font-size-asian="12pt" style:font-size-complex="12pt"/>
    </style:style>
    <style:style style:name="P45" style:family="paragraph" style:parent-style-name="Text_20_body">
      <style:paragraph-properties fo:margin-top="0.071cm" fo:margin-bottom="0.071cm" style:line-height-at-least="0.661cm"/>
      <style:text-properties fo:color="#4f81bd" style:font-name="Arial2" fo:font-size="12pt" fo:language="it" fo:country="IT" fo:font-style="italic"/>
    </style:style>
    <style:style style:name="P46" style:family="paragraph" style:parent-style-name="Text_20_body" style:list-style-name="L1">
      <style:paragraph-properties fo:margin-top="0.071cm" fo:margin-bottom="0.071cm" style:line-height-at-least="0.661cm"/>
      <style:text-properties fo:color="#4f81bd" style:font-name="Arial2" fo:font-size="12pt" fo:language="it" fo:country="IT" fo:font-style="italic"/>
    </style:style>
    <style:style style:name="P47" style:family="paragraph" style:parent-style-name="Text_20_body">
      <style:paragraph-properties fo:margin-top="0.071cm" fo:margin-bottom="0.071cm" style:line-height-at-least="0.661cm"/>
      <style:text-properties fo:color="#000000" style:font-name="Arial2" fo:font-size="12pt" fo:language="it" fo:country="IT" fo:font-style="italic"/>
    </style:style>
    <style:style style:name="P48" style:family="paragraph" style:parent-style-name="Text_20_body" style:list-style-name="L1">
      <style:paragraph-properties fo:margin-top="0.071cm" fo:margin-bottom="0.071cm" style:line-height-at-least="0.661cm"/>
      <style:text-properties fo:color="#000000" style:font-name="Arial2" fo:font-size="12pt" fo:language="it" fo:country="IT" fo:font-style="italic"/>
    </style:style>
    <style:style style:name="P49" style:family="paragraph" style:parent-style-name="Text_20_body">
      <style:paragraph-properties fo:margin-top="0.071cm" fo:margin-bottom="0.071cm" style:line-height-at-least="0.661cm"/>
      <style:text-properties fo:color="#000000" style:font-name="Arial2" fo:font-size="12pt" fo:language="it" fo:country="IT" fo:font-style="normal" style:font-style-asian="normal" style:font-style-complex="normal"/>
    </style:style>
    <style:style style:name="P50" style:family="paragraph" style:parent-style-name="Text_20_body">
      <style:paragraph-properties fo:margin-left="1.27cm" fo:margin-right="0cm" fo:margin-top="0.071cm" fo:margin-bottom="0.071cm" fo:text-indent="-0.635cm" style:auto-text-indent="false"/>
      <style:text-properties style:font-name="Arial2"/>
    </style:style>
    <style:style style:name="P51" style:family="paragraph" style:parent-style-name="Text_20_body">
      <style:paragraph-properties fo:margin-left="1.27cm" fo:margin-right="0cm" fo:margin-top="0.071cm" fo:margin-bottom="0.071cm" fo:text-indent="-0.635cm" style:auto-text-indent="false"/>
      <style:text-properties style:font-name="Arial2" fo:font-size="12pt" fo:language="it" fo:country="IT" fo:font-weight="bold"/>
    </style:style>
    <style:style style:name="P52" style:family="paragraph" style:parent-style-name="Text_20_body">
      <style:paragraph-properties fo:margin-left="1.27cm" fo:margin-right="0cm" fo:margin-top="0.071cm" fo:margin-bottom="0.071cm" fo:text-indent="-0.635cm" style:auto-text-indent="false"/>
      <style:text-properties fo:color="#000000" style:font-name="Arial2"/>
    </style:style>
    <style:style style:name="P53" style:family="paragraph" style:parent-style-name="Text_20_body">
      <style:paragraph-properties fo:margin-top="0cm" fo:margin-bottom="0cm"/>
      <style:text-properties fo:color="#4f81bd" style:font-name="Arial2" fo:font-size="16pt" fo:language="it" fo:country="IT" fo:font-style="italic" style:font-size-asian="16pt" style:font-size-complex="16pt"/>
    </style:style>
    <style:style style:name="P54" style:family="paragraph" style:parent-style-name="Text_20_body">
      <style:paragraph-properties fo:margin-top="0cm" fo:margin-bottom="0cm"/>
      <style:text-properties style:font-name="Arial2" fo:font-size="16pt" style:font-size-asian="16pt" style:font-size-complex="16pt"/>
    </style:style>
    <style:style style:name="P55" style:family="paragraph" style:parent-style-name="Text_20_body">
      <style:paragraph-properties fo:margin-top="0cm" fo:margin-bottom="0cm"/>
      <style:text-properties style:font-name="Arial2" fo:font-size="12pt" style:font-size-asian="12pt" style:font-size-complex="12pt"/>
    </style:style>
    <style:style style:name="P56" style:family="paragraph" style:parent-style-name="Text_20_body">
      <style:paragraph-properties fo:margin-top="0cm" fo:margin-bottom="0cm"/>
      <style:text-properties fo:color="#000000" style:font-name="Arial2"/>
    </style:style>
    <style:style style:name="P57" style:family="paragraph" style:parent-style-name="Text_20_body">
      <style:paragraph-properties fo:margin-top="0cm" fo:margin-bottom="0cm"/>
      <style:text-properties fo:color="#000000" style:font-name="Arial2" fo:font-size="12pt" fo:language="it" fo:country="IT" style:font-size-asian="12pt" style:font-size-complex="12pt"/>
    </style:style>
    <style:style style:name="P58" style:family="paragraph" style:parent-style-name="Text_20_body">
      <style:paragraph-properties fo:margin-top="0cm" fo:margin-bottom="0cm"/>
      <style:text-properties fo:color="#000000" style:font-name="Arial2" fo:font-size="12pt" style:font-size-asian="12pt" style:font-size-complex="12pt"/>
    </style:style>
    <style:style style:name="P59" style:family="paragraph" style:parent-style-name="Text_20_body">
      <style:paragraph-properties fo:margin-top="0cm" fo:margin-bottom="0cm"/>
      <style:text-properties fo:color="#b61300" style:font-name="Arial2" fo:font-size="14pt" fo:language="it" fo:country="IT" fo:font-weight="bold" fo:background-color="#ffffff" style:font-size-asian="14pt" style:font-size-complex="14pt"/>
    </style:style>
    <style:style style:name="P60" style:family="paragraph" style:parent-style-name="Text_20_body">
      <style:paragraph-properties fo:margin-top="0cm" fo:margin-bottom="0.132cm" fo:text-align="start" style:justify-single-word="false"/>
      <style:text-properties fo:color="#000000" style:font-name="Arial2" fo:font-size="12pt" style:font-size-asian="12pt" style:font-size-complex="12pt"/>
    </style:style>
    <style:style style:name="P61" style:family="paragraph" style:parent-style-name="Text_20_body">
      <style:paragraph-properties fo:margin-top="0cm" fo:margin-bottom="0.132cm" fo:text-align="start" style:justify-single-word="false"/>
      <style:text-properties fo:color="#000000" style:font-name="Arial2" fo:font-size="12pt" fo:font-weight="bold" style:font-size-asian="12pt" style:font-size-complex="12pt"/>
    </style:style>
    <style:style style:name="P62" style:family="paragraph" style:parent-style-name="Text_20_body">
      <style:paragraph-properties fo:margin-left="0.661cm" fo:margin-right="0cm" fo:margin-top="0cm" fo:margin-bottom="0.132cm" fo:text-align="start" style:justify-single-word="false" fo:text-indent="0cm" style:auto-text-indent="false"/>
      <style:text-properties fo:color="#000000" style:font-name="Arial2" fo:font-size="12pt" style:font-size-asian="12pt" style:font-size-complex="12pt"/>
    </style:style>
    <style:style style:name="P63" style:family="paragraph" style:parent-style-name="Text_20_body">
      <style:paragraph-properties fo:margin-left="0.661cm" fo:margin-right="0cm" fo:margin-top="0.071cm" fo:margin-bottom="0.071cm" fo:text-align="justify" style:justify-single-word="false" fo:text-indent="0cm" style:auto-text-indent="false" fo:background-color="#ffffff">
        <style:background-image/>
      </style:paragraph-properties>
      <style:text-properties fo:color="#000000" style:font-name="Arial2" fo:font-size="12pt" fo:language="it" fo:country="IT" fo:font-weight="bold" style:font-size-asian="12pt" style:font-size-complex="12pt"/>
    </style:style>
    <style:style style:name="T1" style:family="text">
      <style:text-properties fo:font-variant="normal" fo:text-transform="none"/>
    </style:style>
    <style:style style:name="T2" style:family="text">
      <style:text-properties fo:font-variant="normal" fo:text-transform="none" fo:color="#000000"/>
    </style:style>
    <style:style style:name="T3" style:family="text">
      <style:text-properties fo:font-variant="normal" fo:text-transform="none" fo:color="#000000" style:font-name="Open Sans" fo:font-size="12.75pt" fo:letter-spacing="normal" fo:font-style="normal" fo:font-weight="normal"/>
    </style:style>
    <style:style style:name="T4" style:family="text">
      <style:text-properties fo:font-variant="normal" fo:text-transform="none" fo:color="#000000" style:font-name="Open Sans" fo:letter-spacing="normal" fo:font-style="normal" fo:font-weight="normal"/>
    </style:style>
    <style:style style:name="T5" style:family="text">
      <style:text-properties fo:font-variant="normal" fo:text-transform="none" fo:color="#000000" style:font-name="Symbol"/>
    </style:style>
    <style:style style:name="T6" style:family="text">
      <style:text-properties fo:font-variant="normal" fo:text-transform="none" fo:color="#000000" style:font-name="Symbol" fo:language="it" fo:country="IT"/>
    </style:style>
    <style:style style:name="T7" style:family="text">
      <style:text-properties fo:font-variant="normal" fo:text-transform="none" fo:color="#000000" fo:language="it" fo:country="IT"/>
    </style:style>
    <style:style style:name="T8" style:family="text">
      <style:text-properties fo:font-variant="normal" fo:text-transform="none" fo:color="#000000" fo:letter-spacing="normal" fo:font-style="normal" fo:font-weight="normal"/>
    </style:style>
    <style:style style:name="T9" style:family="text">
      <style:text-properties fo:font-variant="normal" fo:text-transform="none" fo:color="#000000" fo:font-size="12.75pt" fo:letter-spacing="normal" fo:font-style="normal" fo:font-weight="normal"/>
    </style:style>
    <style:style style:name="T10" style:family="text">
      <style:text-properties fo:font-variant="normal" fo:text-transform="none" style:font-name="Symbol"/>
    </style:style>
    <style:style style:name="T11" style:family="text">
      <style:text-properties fo:font-variant="normal" fo:text-transform="none" style:font-name="Symbol" fo:font-size="12pt" fo:language="it" fo:country="IT"/>
    </style:style>
    <style:style style:name="T12" style:family="text">
      <style:text-properties fo:font-variant="normal" fo:text-transform="none" style:font-name="Symbol" fo:font-size="10pt" fo:language="it" fo:country="IT"/>
    </style:style>
    <style:style style:name="T13" style:family="text">
      <style:text-properties fo:font-variant="normal" fo:text-transform="none" fo:font-size="12pt" fo:language="it" fo:country="IT"/>
    </style:style>
    <style:style style:name="T14" style:family="text">
      <style:text-properties fo:font-variant="normal" fo:text-transform="none" fo:font-size="10pt" fo:language="it" fo:country="IT"/>
    </style:style>
    <style:style style:name="T15" style:family="text">
      <style:text-properties style:font-name="Times New Roman1" fo:font-size="12pt" fo:language="it" fo:country="IT"/>
    </style:style>
    <style:style style:name="T16" style:family="text">
      <style:text-properties style:font-name="Times New Roman1" fo:font-size="12pt" fo:language="it" fo:country="IT" fo:font-weight="bold"/>
    </style:style>
    <style:style style:name="T17" style:family="text">
      <style:text-properties style:font-name="Times New Roman1" fo:font-size="12pt" fo:language="it" fo:country="IT" style:font-size-asian="12pt" style:font-size-complex="12pt"/>
    </style:style>
    <style:style style:name="T18" style:family="text">
      <style:text-properties style:font-name="Segoe UI" fo:font-size="10pt"/>
    </style:style>
    <style:style style:name="T19" style:family="text">
      <style:text-properties fo:color="#000000"/>
    </style:style>
    <style:style style:name="T20" style:family="text">
      <style:text-properties fo:color="#000000" style:font-name="Symbol"/>
    </style:style>
    <style:style style:name="T21" style:family="text">
      <style:text-properties fo:color="#000000" style:font-name="Arial1"/>
    </style:style>
    <style:style style:name="T22" style:family="text">
      <style:text-properties fo:color="#000000" style:font-name="Arial1" fo:language="it" fo:country="IT"/>
    </style:style>
    <style:style style:name="T23" style:family="text">
      <style:text-properties fo:color="#000000" style:font-name="Cambria" fo:font-size="12pt" fo:language="it" fo:country="IT" fo:font-style="italic"/>
    </style:style>
    <style:style style:name="T24" style:family="text">
      <style:text-properties fo:color="#000000" style:font-name="Times New Roman1"/>
    </style:style>
    <style:style style:name="T25" style:family="text">
      <style:text-properties fo:color="#000000" style:font-name="Times New Roman1" fo:font-size="12pt" fo:language="it" fo:country="IT" style:font-size-asian="12pt" style:font-size-complex="12pt"/>
    </style:style>
    <style:style style:name="T26" style:family="text">
      <style:text-properties fo:color="#000000" style:font-name="Times New Roman1" fo:font-size="12pt" style:font-size-asian="12pt" style:font-size-complex="12pt"/>
    </style:style>
    <style:style style:name="T27" style:family="text">
      <style:text-properties fo:color="#000000" fo:language="it" fo:country="IT"/>
    </style:style>
    <style:style style:name="T28" style:family="text">
      <style:text-properties fo:color="#000000" fo:font-size="12pt" style:font-size-asian="12pt" style:font-size-complex="12pt"/>
    </style:style>
    <style:style style:name="T29" style:family="text">
      <style:text-properties fo:color="#000000" fo:font-size="12pt" fo:language="it" fo:country="IT" style:font-size-asian="12pt" style:font-size-complex="12pt"/>
    </style:style>
    <style:style style:name="T30" style:family="text">
      <style:text-properties fo:color="#000000" fo:font-size="12pt" fo:language="it" fo:country="IT" fo:font-style="italic"/>
    </style:style>
    <style:style style:name="T31" style:family="text">
      <style:text-properties fo:color="#000000" style:font-name="Arial2" fo:font-size="12pt" fo:language="it" fo:country="IT" style:font-size-asian="12pt" style:font-size-complex="12pt"/>
    </style:style>
    <style:style style:name="T32" style:family="text">
      <style:text-properties fo:color="#000000" style:font-name="Arial2" fo:font-size="12pt" style:font-size-asian="12pt" style:font-size-complex="12pt"/>
    </style:style>
    <style:style style:name="T33" style:family="text">
      <style:text-properties fo:color="#4f81bd" style:font-name="Cambria" fo:font-size="12pt" fo:language="it" fo:country="IT" fo:font-style="italic"/>
    </style:style>
    <style:style style:name="T34" style:family="text">
      <style:text-properties fo:color="#4f81bd" fo:font-size="12pt" fo:language="it" fo:country="IT" fo:font-style="italic"/>
    </style:style>
    <style:style style:name="T35" style:family="text">
      <style:text-properties style:font-name="Symbol" fo:font-size="12pt" fo:language="it" fo:country="IT"/>
    </style:style>
    <style:style style:name="T36" style:family="text">
      <style:text-properties style:font-name="Symbol" fo:font-size="10pt" fo:language="it" fo:country="IT"/>
    </style:style>
    <style:style style:name="T37" style:family="text">
      <style:text-properties fo:color="#0000ff" style:font-name="Times New Roman1" fo:font-size="12pt" fo:language="it" fo:country="IT" fo:font-weight="bold"/>
    </style:style>
    <style:style style:name="T38" style:family="text">
      <style:text-properties fo:color="#0000ff" fo:font-size="12pt" fo:language="it" fo:country="IT" fo:font-weight="bold"/>
    </style:style>
    <style:style style:name="T39" style:family="text">
      <style:text-properties fo:color="#0000ff" style:font-name="Arial2" fo:font-size="12pt" fo:language="it" fo:country="IT" fo:font-weight="bold"/>
    </style:style>
    <style:style style:name="T40" style:family="text">
      <style:text-properties fo:color="#337ab7" style:font-name="Times New Roman1" fo:font-size="12pt" fo:font-weight="bold" style:font-size-asian="12pt" style:font-size-complex="12pt"/>
    </style:style>
    <style:style style:name="T41" style:family="text">
      <style:text-properties fo:color="#337ab7" style:font-name="Times New Roman1" fo:font-size="12pt" fo:language="it" fo:country="IT" style:font-size-asian="12pt" style:font-size-complex="12pt"/>
    </style:style>
    <style:style style:name="T42" style:family="text">
      <style:text-properties fo:color="#337ab7" style:font-name="Times New Roman1" fo:font-size="12pt" style:font-size-asian="12pt" style:font-size-complex="12pt"/>
    </style:style>
    <style:style style:name="T43" style:family="text">
      <style:text-properties fo:color="#337ab7" style:font-name="Times New Roman1" fo:font-size="14pt" fo:language="it" fo:country="IT" fo:font-weight="bold" style:font-size-asian="14pt" style:font-size-complex="14pt"/>
    </style:style>
    <style:style style:name="T44" style:family="text">
      <style:text-properties fo:color="#337ab7" fo:font-size="12pt" fo:language="it" fo:country="IT" style:font-size-asian="12pt" style:font-size-complex="12pt"/>
    </style:style>
    <style:style style:name="T45" style:family="text">
      <style:text-properties fo:color="#337ab7" fo:font-size="12pt" fo:font-weight="bold" style:font-size-asian="12pt" style:font-size-complex="12pt"/>
    </style:style>
    <style:style style:name="T46" style:family="text">
      <style:text-properties fo:color="#337ab7" fo:font-size="12pt" style:font-size-asian="12pt" style:font-size-complex="12pt"/>
    </style:style>
    <style:style style:name="T47" style:family="text">
      <style:text-properties fo:color="#337ab7" fo:font-size="14pt" fo:language="it" fo:country="IT" fo:font-weight="bold" style:font-size-asian="14pt" style:font-size-complex="14pt"/>
    </style:style>
    <style:style style:name="T48" style:family="text">
      <style:text-properties fo:color="#337ab7" style:font-name="Arial2" fo:font-size="12pt" fo:language="it" fo:country="IT" style:font-size-asian="12pt" style:font-size-complex="12pt"/>
    </style:style>
    <style:style style:name="T49" style:family="text">
      <style:text-properties fo:color="#337ab7" style:font-name="Arial2" fo:font-size="12pt" fo:font-weight="bold" style:font-size-asian="12pt" style:font-size-complex="12pt"/>
    </style:style>
    <style:style style:name="T50" style:family="text">
      <style:text-properties fo:color="#337ab7" style:font-name="Arial2" fo:font-size="12pt" style:font-size-asian="12pt" style:font-size-complex="12pt"/>
    </style:style>
    <style:style style:name="T51" style:family="text">
      <style:text-properties fo:color="#337ab7" style:font-name="Arial2" fo:font-size="14pt" fo:language="it" fo:country="IT" fo:font-weight="bold" style:font-size-asian="14pt" style:font-size-complex="14pt"/>
    </style:style>
    <style:style style:name="T52" style:family="text">
      <style:text-properties fo:font-size="16pt" style:font-size-asian="16pt" style:font-size-complex="16pt"/>
    </style:style>
    <style:style style:name="T53" style:family="text">
      <style:text-properties fo:color="#2498e1" style:font-name="Times New Roman1" fo:font-size="12pt" fo:language="it" fo:country="IT" style:font-size-asian="12pt" style:font-size-complex="12pt"/>
    </style:style>
    <style:style style:name="T54" style:family="text">
      <style:text-properties fo:color="#2498e1" fo:font-size="12pt" fo:language="it" fo:country="IT" style:font-size-asian="12pt" style:font-size-complex="12pt"/>
    </style:style>
    <style:style style:name="T55" style:family="text">
      <style:text-properties fo:color="#2498e1" style:font-name="Arial2" fo:font-size="12pt" fo:language="it" fo:country="IT" style:font-size-asian="12pt" style:font-size-complex="12pt"/>
    </style:style>
    <style:style style:name="T56" style:family="text">
      <style:text-properties fo:font-size="12pt" fo:language="it" fo:country="IT"/>
    </style:style>
    <style:style style:name="T57" style:family="text">
      <style:text-properties fo:font-size="12pt" fo:language="it" fo:country="IT" fo:font-weight="bold"/>
    </style:style>
    <style:style style:name="T58" style:family="text">
      <style:text-properties fo:font-size="12pt" fo:language="it" fo:country="IT" style:font-size-asian="12pt" style:font-size-complex="12pt"/>
    </style:style>
    <style:style style:name="T59" style:family="text">
      <style:text-properties fo:font-size="10pt"/>
    </style:style>
    <style:style style:name="T60" style:family="text">
      <style:text-properties fo:font-size="10pt" fo:language="it" fo:country="IT"/>
    </style:style>
    <style:style style:name="T61" style:family="text">
      <style:text-properties style:font-name="Arial2"/>
    </style:style>
    <style:style style:name="T62" style:family="text">
      <style:text-properties style:font-name="Arial2" fo:font-size="12pt" fo:language="it" fo:country="IT" fo:font-weight="bold"/>
    </style:style>
    <style:style style:name="T63" style:family="text">
      <style:text-properties style:font-name="Arial2" fo:font-size="12pt" fo:language="it" fo:country="IT" style:font-size-asian="12pt" style:font-size-complex="12pt"/>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number-style style:name="N8000" number:language="it" number:country="IT">
      <number:number number:min-integer-digits="1"/>
    </number:number-style>
    <number:text-style style:name="N8100" number:language="it" number:country="IT">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2. Analiza produselor pe diferite categorii de informații</text:p>
      <text:p text:style-name="P27"/>
      <text:list xml:id="list6732068846333862867" text:style-name="L1">
        <text:list-item>
          <text:list>
            <text:list-item>
              <text:p text:style-name="P10">Analiza functionala</text:p>
            </text:list-item>
          </text:list>
        </text:list-item>
      </text:list>
      <text:p text:style-name="P20"/>
      <table:table table:name="Table1" table:style-name="Table1">
        <table:table-column table:style-name="Table1.A" table:number-columns-repeated="3"/>
        <table:table-column table:style-name="Table1.D"/>
        <table:table-row>
          <table:table-cell table:style-name="Table1.A1" office:value-type="float" office:value="0">
            <text:p text:style-name="P6">Modul </text:p>
          </table:table-cell>
          <table:table-cell table:style-name="Table1.A1" office:value-type="float" office:value="0">
            <text:p text:style-name="P6">Magander financiar ERP</text:p>
          </table:table-cell>
          <table:table-cell table:style-name="Table1.A1" office:value-type="float" office:value="0">
            <text:p text:style-name="P6">AZET</text:p>
          </table:table-cell>
          <table:table-cell table:style-name="Table1.D1" office:value-type="float" office:value="0">
            <text:p text:style-name="P6">Observatii</text:p>
          </table:table-cell>
        </table:table-row>
        <table:table-row>
          <table:table-cell table:style-name="Table1.A1" office:value-type="float" office:value="0">
            <text:p text:style-name="P6">Gestiune</text:p>
          </table:table-cell>
          <table:table-cell table:style-name="Table1.B2" office:value-type="string">
            <text:p text:style-name="P8"><text:span text:style-name="T8">Operatiile specifice acestui modul sunt urmatoarele: avize de expeditie emise/ primite bonuri de intrare bonuri de consum bonuri transfer comenzi de productie NRCD ( Nota de receptie si constatare diferente ) certificate garantii emise certificate garantii primite fise reparatii foi de livrare proces verbal de inventariere descarcare de gestiune compensari facturi emise - avize de expeditie emise compensari facturi primite - avize de expeditie primite. Rapoartele specifice acestui modul sunt </text:span><text:soft-page-break/><text:span text:style-name="T8">urmatoarele: supra alocare stocuri sub alocare stocuri gestiuni info stoc info partener scopuri consum situatie achizitii situatie alocare stocuri situatie diferente NRCD situatie documente cu regim special situatie documente cu regim special - sinteza situatie stocuri - loturi situatie stocuri - reglari interne iesiri produse intrari produse stocuri stocuri ( simplificat ).</text:span> </text:p>
          </table:table-cell>
          <table:table-cell table:style-name="Table1.C2" office:value-type="float" office:value="0">
            <text:p text:style-name="P13">Acest modul este unul de colectare si repartizare informatii . El isi extrage informatia specifica de la nivelul modulului de contabilitate financiara , deci de la nivelul documentului primara.</text:p>
            <text:p text:style-name="P13">Acest modul are ca obiectv colectarea cheltuielilor pe produse , faze , comenzi si obiective . Simultan el isi colecteaza cheltuiala pe locuri de cheltuiala . Locurile de cheltuiala pot sa fie organizate in structuri liniare sau structuri arborescente , dupa caz .</text:p>
            <text:p text:style-name="P13">In cazul structurilor arborescente se folosesc aceste arborescente pentru a sumariza sau defalca cheltuielile .</text:p>
            <text:p text:style-name="P13">Cheltuielile pot fi centralizate pe centre de costuri .</text:p>
            <text:p text:style-name="P13">Modulul contabilitatii de gestiune permite inregistrarea contabila in conturi specifice de gestiune .</text:p>
            <text:p text:style-name="P13">Pentru aceasta documentul primar isi repartizeaza conturile de gestiune , automat similar cu generarea automata a conturilor <text:soft-page-break/>financiare .</text:p>
            <text:p text:style-name="P13">Dat fiind specificul contabilitatii de gestiune , modulul este astfel organizat incit sa fie flexibil , pentru a putea asimila usor noi cazuri , si pentru a descrie analitic cazurile particulare existente</text:p>
            <text:p text:style-name="P5"/>
          </table:table-cell>
          <table:table-cell table:style-name="Table1.D2" office:value-type="string">
            <text:p text:style-name="P5">Privind acest modul AZET-ul are un avantaj prin flexibilitate.</text:p>
          </table:table-cell>
        </table:table-row>
        <table:table-row>
          <table:table-cell table:style-name="Table1.A1" office:value-type="float" office:value="0">
            <text:p text:style-name="P6">Contabilitate</text:p>
          </table:table-cell>
          <table:table-cell table:style-name="Table1.C2" office:value-type="float" office:value="0">
            <text:p text:style-name="P8"><text:span text:style-name="T9">Modulul Contabilitate asigura controlul financiar, introducerea datelor si obtinerea raportarilor financiare. Modulul este perfect integrat, beneficiind </text:span><text:span text:style-name="T9">de informatiile inregistrate in celelalte module. El </text:span><text:soft-page-break/><text:span text:style-name="T9">ofera o privire analitica si sintetica, de repartizare pe conturi a tuturor documentelor si activitatilor introduse in program. Modulul poate fi configurat pentru a raspunde cerintelor actuale ale societatii, putand fi ulterior reconfigurat conform noilor cerinte ale afacerii.</text:span> </text:p>
          </table:table-cell>
          <table:table-cell table:style-name="Table1.C2" office:value-type="float" office:value="0">
            <text:p text:style-name="P13">Acest modul urmareste sistematizarea documentelor si formalizarea lor in pachete de date omogene , prin intermediul formulelor contabile .</text:p>
            <text:p text:style-name="P13">Modulul permite emiterea unor documente contabile de sinteza ( de tip balanta , bilant indicatori ) in mod automat in orice moment .</text:p>
            <text:p text:style-name="P13">Scopul , unei implementari este acela de a asimila cit <text:soft-page-break/>mai multe exceptii prin intermediul unor documente contate automat .Acest lucru duce la minimizarea erorilor derivate din incadrarile contabile gresite ale unor documente .</text:p>
            <text:p text:style-name="P13">Modulul de contabilitate generala si analitica permite totusi , introducerea unor date pe note manuale , note care isi vor avea de asemena efectul in intregul sistem . Aceste note manuale sunt o generalizare pe caracteristicile principale , ale diferitelor documente din sistemul informatic .</text:p>
            <text:p text:style-name="P13"/>
          </table:table-cell>
          <table:table-cell table:style-name="Table1.D2" office:value-type="string">
            <text:p text:style-name="P5">Modulele celor doua ERP-uri sunt asemanatoare , dar difera la implementare si obiectiv.</text:p>
          </table:table-cell>
        </table:table-row>
        <table:table-row>
          <table:table-cell table:style-name="Table1.A1" office:value-type="float" office:value="0">
            <text:p text:style-name="P6">Salarii</text:p>
          </table:table-cell>
          <table:table-cell table:style-name="Table1.B2" office:value-type="string">
            <text:p text:style-name="P8"><text:span text:style-name="T9">Modulul Salarii nu este numai o aplicatie de calcul a salariilor, ci un instrument de gestiune a resurselor umane, perfect integrat cu restul programului. <text:s/>Caracteristicile principale ale modulului: coordonarea eficienta a activitatii de personal si </text:span><text:soft-page-break/><text:span text:style-name="T9">salarizare prin intermediul </text:span><text:span text:style-name="T9">sistemului informatic; management eficient al datelor personale; asigura rapiditate si elimina erorile datorate factorului uman prin implementarea unor algoritmi de calcul performanti; urmarirea eficienta si consistenta a activitatilor de personal din cadrul companiei; calculul drepturilor si retinerilor banesti ale salariatilor; asigurarea flexibilitatii prin posibilitatea modificarii datelor in vederea adaptarii la cerintele legislative si ale companiei; obtinerea situatiilor necesare raportarilor cerute de catre organele de control; </text:span><text:soft-page-break/><text:span text:style-name="T9">ofera posibilitatea introducerii de </text:span><text:span text:style-name="T9">sporuri si retineri pe perioade diferite si avnd procente si baze de calcul parametrizabile; permite definirea de contributii, indemnizatii si deduceri pentru diferite tipuri de contracte de munca, grupe de munca, transe de aplicabilitate si platitori; accepta stabilirea de impozitare diferite pentru tipuri de contracte diferite, perioada de aplicare luna sau an, baza de calcul care poate fi rotunjita sau trunchiata cu un numar specificat de caractere; calculeaza salariul in lei si in valuta fie pornind de la o suma </text:span><text:soft-page-break/><text:span text:style-name="T9">neta, fie de la un salariu de incadrare; </text:span><text:span text:style-name="T9">arhivarea si pastrarea istoricului datelor si informatiilor in scopul obtinerii unor situatii informative in timp real.</text:span> </text:p>
          </table:table-cell>
          <table:table-cell table:style-name="Table1.C2" office:value-type="float" office:value="0">
            <text:p text:style-name="P13">Evidenta complexa a personalului</text:p>
            <text:list xml:id="list1377652473329955340" text:style-name="L2">
              <text:list-item>
                <text:p text:style-name="P11">Calculul salariilor</text:p>
                <text:p text:style-name="P14">-In regie</text:p>
                <text:p text:style-name="P14">-In acord</text:p>
              </text:list-item>
              <text:list-item>
                <text:p text:style-name="P11">Calculul retinerilor din salarii</text:p>
              </text:list-item>
              <text:list-item>
                <text:p text:style-name="P11">Calculul concediior medicale</text:p>
              </text:list-item>
              <text:list-item>
                <text:p text:style-name="P11">Calcul premii</text:p>
              </text:list-item>
              <text:list-item>
                <text:p text:style-name="P11">Calcul CAR</text:p>
              </text:list-item>
            </text:list>
            <text:list xml:id="list3058482728043335278" text:style-name="L3">
              <text:list-item>
                <text:p text:style-name="P12">Calcul tichete de masa</text:p>
              </text:list-item>
              <text:list-item>
                <text:p text:style-name="P12">Declaratii sanatate</text:p>
                <text:p text:style-name="P15">-Somaj</text:p>
                <text:p text:style-name="P15">-Pensii</text:p>
                <text:p text:style-name="P15">-Concedii medicale</text:p>
              </text:list-item>
              <text:list-item>
                <text:p text:style-name="P12">Fise fiscale</text:p>
              </text:list-item>
              <text:list-item>
                <text:p text:style-name="P12">Note contabile automate</text:p>
              </text:list-item>
              <text:list-item>
                <text:p text:style-name="P12"><text:soft-page-break/>Corelatii automate cu alte module a sistemului de exemplu modulul financiar</text:p>
              </text:list-item>
              <text:list-item>
                <text:p text:style-name="P12">Evidenta locurilor de cheltuiala cu forta de munca pe structuri lineare sau arborescente .</text:p>
              </text:list-item>
              <text:list-item>
                <text:p text:style-name="P12">Evidenta personalului normat pe locuri de cheltuiala , si comparatii cu numarul real de personal pe locuri de cheltuiala .</text:p>
              </text:list-item>
            </text:list>
            <text:p text:style-name="P13"/>
          </table:table-cell>
          <table:table-cell table:style-name="Table1.D2" office:value-type="string">
            <text:p text:style-name="P5">Ambele module pun accent pe gestiunea resurselor umane.</text:p>
          </table:table-cell>
        </table:table-row>
        <table:table-row>
          <table:table-cell table:style-name="Table1.A5" office:value-type="float" office:value="0">
            <text:p text:style-name="P6">Modulul imobilizarii</text:p>
          </table:table-cell>
          <table:table-cell table:style-name="Table1.B5" office:value-type="float" office:value="0">
            <text:p text:style-name="P38">Modulul Imobilizari este dedicat evidentei mijloacelor fixe. Programul calculeaza amortizarea ( liniar, degresiv, accelerat ), furnizeaza fisele imobilizarilor, centralizatorul amortizarilor, planul de amortizare, situatia imobilizarilor casate, situatia imobilizarilor iesite si situatia imobilizarilor scoase din functiune. Operatiile specifice acestui modul sunt urmatoarele: bonuri iesire bonuri intrare bonuri transfer NRCD imobilizari <text:soft-page-break/>contabilizare imobilizari cursuri valutare intrerupere fuctionare modernizare proces verbal de casare proces verbal de punere in functiune proces verbal de scoatere din functiune reevaluare certificate de garantii primite. Rapoartele specifice acestui modul sunt urmatoarele: centralizator amortizari fisa evidenta a imobilizarilor in folosinta fisa imobilizari plan de amortizare registrul numerelor de inventar situatie imobilizari casate situatie imobilizari iesite situatie imobilizari scoase din functiune. </text:p>
            <text:p text:style-name="P8"/>
          </table:table-cell>
          <table:table-cell table:style-name="Table1.B5" office:value-type="float" office:value="0">
            <text:p text:style-name="P13">Acest modul acopera documentele folosite la determinarea situatiei valorice lunare a mijloacelor fixe, a fiselor pe numere de inventar, cat si a cheltuielilor cu amortizarea.</text:p>
            <text:p text:style-name="P60">Intrarea in gestiune - prin documentul "Factura furnizor" (modulul APROVIZIONARE) sau prin "Intrari mijloace fixe in gestiune fara factura" (prin dezmembrare, din imobilizari in curs, din contracte leasing etc.).</text:p>
            <text:p text:style-name="P60">Darea in folosinta a mijlocului fix - prin "Intrari mijloace fixe in loc de cheltuiala".</text:p>
            <text:p text:style-name="P61">Alte documente la acest modul:</text:p>
            <text:p text:style-name="P44"><text:span text:style-name="T19">·</text:span><text:span text:style-name="T2"> </text:span><text:span text:style-name="T19">Patrimoniu initial mijloace fixe (starea initiala)</text:span></text:p>
            <text:p text:style-name="P44"><text:span text:style-name="T19">·</text:span><text:span text:style-name="T2"> </text:span><text:span text:style-name="T19">Iesiri mijloace fixe din loc si intrare in gestiune</text:span></text:p>
            <text:p text:style-name="P44"><text:span text:style-name="T19">·</text:span><text:span text:style-name="T2"> </text:span><text:span text:style-name="T19">Iesiri mijloace fixe din patrimoniu (de </text:span><text:soft-page-break/><text:span text:style-name="T19">ex. prin casare)</text:span></text:p>
            <text:p text:style-name="P44"><text:span text:style-name="T19">·</text:span><text:span text:style-name="T2"> </text:span><text:span text:style-name="T19">Transferuri mijloace fixe intre locuri de </text:span><text:span text:style-name="T19">cheltuiala</text:span></text:p>
            <text:p text:style-name="P44"><text:span text:style-name="T19">·</text:span><text:span text:style-name="T2"> </text:span><text:span text:style-name="T19">Modificari de valoare inventar mijloace fixe</text:span></text:p>
            <text:p text:style-name="P44"><text:span text:style-name="T19">·</text:span><text:span text:style-name="T2"> </text:span><text:span text:style-name="T19">Modificari de valoare uzura mijloace fixe</text:span></text:p>
            <text:p text:style-name="P44"><text:span text:style-name="T19">·</text:span><text:span text:style-name="T2"> </text:span><text:span text:style-name="T19">Modificari de valoare inventar si valoare uzura mijloace fixe</text:span></text:p>
            <text:p text:style-name="P44"><text:span text:style-name="T19">·</text:span><text:span text:style-name="T2"> </text:span><text:span text:style-name="T19">Modificari de durata de functionare mijloace fixe</text:span></text:p>
            <text:p text:style-name="P44"><text:span text:style-name="T19">·</text:span><text:span text:style-name="T2"> </text:span><text:span text:style-name="T19">Modificari cod de clasificare</text:span></text:p>
            <text:p text:style-name="P44"><text:span text:style-name="T19">·</text:span><text:span text:style-name="T2"> </text:span><text:span text:style-name="T19">Modificari de valoare inventar si valoare uzura prin reevaluare</text:span></text:p>
            <text:p text:style-name="P44"><text:span text:style-name="T19">·</text:span><text:span text:style-name="T2"> </text:span><text:span text:style-name="T19">Intrari mijloace fixe in conservare</text:span></text:p>
            <text:p text:style-name="P44"><text:span text:style-name="T19">·</text:span><text:span text:style-name="T2"> </text:span><text:span text:style-name="T19">Iesiri mijloace fixe din conservare</text:span></text:p>
            <text:p text:style-name="P44"><text:span text:style-name="T19">·</text:span><text:span text:style-name="T2"> </text:span><text:span text:style-name="T19">Intrari in gaj</text:span></text:p>
            <text:p text:style-name="P44"><text:span text:style-name="T19">·</text:span><text:span text:style-name="T2"> </text:span><text:span text:style-name="T19">Iesiri din gaj</text:span></text:p>
            <text:p text:style-name="P44"><text:span text:style-name="T19">·</text:span><text:span text:style-name="T2"> </text:span><text:span text:style-name="T19">Intrari in locatii de gestiune</text:span></text:p>
            <text:p text:style-name="P44"><text:span text:style-name="T19">·</text:span><text:span text:style-name="T2"> </text:span><text:span text:style-name="T19">Iesiri din locatii de gestiune</text:span></text:p>
            <text:p text:style-name="P44"><text:span text:style-name="T19">·</text:span><text:span text:style-name="T2"> </text:span><text:span text:style-name="T19">Modificari detalii tehnice</text:span></text:p>
            <text:p text:style-name="P44"><text:span text:style-name="T19">·</text:span><text:span text:style-name="T2"> </text:span><text:span text:style-name="T19">Mijloace fixe pentru reevaluare (mijloacele fixe carora li se aplica anumiti coeficienti de reevaluare, stabiliti de o comisie tehnica)</text:span></text:p>
            <text:p text:style-name="P62">Prelucrari lunare - ‘Calcul amortizare lunara’ si ‘Nota contabila mijloace <text:soft-page-break/>fixe’ (cheltuielile cu a</text:p>
            <text:p text:style-name="P60">mortizarea).</text:p>
            <text:p text:style-name="P13"/>
          </table:table-cell>
          <table:table-cell table:style-name="Table1.D5" office:value-type="string">
            <text:p text:style-name="P5">Amandoua modulele se bazeaza pe calculul si evidenta calculului amortizarii , dar AZET are un avantaj deoarece acopera toate documentele folosite la determinarea situatiei valorice</text:p>
          </table:table-cell>
        </table:table-row>
      </table:table>
      <text:p text:style-name="P4"/>
      <text:p text:style-name="P4"/>
      <text:p text:style-name="P40"/>
      <text:p text:style-name="P16"/>
      <text:list xml:id="list34304184" text:continue-list="list6732068846333862867" text:style-name="L1">
        <text:list-item>
          <text:list>
            <text:list-header>
              <text:p text:style-name="P18">2.2 Caracteristici tehnice</text:p>
            </text:list-header>
          </text:list>
        </text:list-item>
      </text:list>
      <table:table table:name="Table2" table:style-name="Table2">
        <table:table-column table:style-name="Table2.A" table:number-columns-repeated="3"/>
        <table:table-row>
          <table:table-cell table:style-name="Table2.A1" office:value-type="string">
            <text:p text:style-name="P7">Caracteristici tehnice</text:p>
          </table:table-cell>
          <table:table-cell table:style-name="Table2.A1" office:value-type="string">
            <text:p text:style-name="P6">Manager financiar ERP</text:p>
          </table:table-cell>
          <table:table-cell table:style-name="Table2.C1" office:value-type="string">
            <text:p text:style-name="P7">AZET</text:p>
          </table:table-cell>
        </table:table-row>
        <table:table-row>
          <table:table-cell table:style-name="Table2.A2" office:value-type="string">
            <text:p text:style-name="P7"/>
          </table:table-cell>
          <table:table-cell table:style-name="Table2.A2" office:value-type="string">
            <text:p text:style-name="P51">Informații despre soluție</text:p>
            <text:p text:style-name="P28">Modalitate de licențiere:</text:p>
            <text:p text:style-name="P29">On premises</text:p>
            <text:p text:style-name="P28">Modalitate de accesare:</text:p>
            <text:p text:style-name="P29">Instalare pe calculator/server</text:p>
            <text:p text:style-name="P28">Sistem de operare:</text:p>
            <text:p text:style-name="P29">Windows</text:p>
            <text:p text:style-name="P28">Limba in care este disponibilă aplicația:</text:p>
            <text:p text:style-name="P29">Romană</text:p>
            <text:p text:style-name="P28">Accesare de pe dispozitive mobile:</text:p>
            <text:p text:style-name="P29">Prin browser</text:p>
            <text:p text:style-name="P28">Integrare cu alte sisteme:</text:p>
            <text:p text:style-name="P29">Nu</text:p>
            <text:p text:style-name="P28">Instruire:</text:p>
            <text:p text:style-name="P29">Prin intermediul documentației, Curs</text:p>
            <text:p text:style-name="P28">Suport tehnic</text:p>
            <text:p text:style-name="P27"><text:span text:style-name="T56">In intervalul orelor lucrătoare</text:span><text:span text:style-name="T19"> </text:span></text:p>
            <text:p text:style-name="P50"/>
          </table:table-cell>
          <table:table-cell table:style-name="Table2.C2" office:value-type="string">
            <text:p text:style-name="P7">-</text:p>
          </table:table-cell>
        </table:table-row>
      </table:table>
      <text:list xml:id="list34302475" text:continue-numbering="true" text:style-name="L1">
        <text:list-item>
          <text:list>
            <text:list-header>
              <text:p text:style-name="P46"><text:span text:style-name="T52"/></text:p>
              <text:p text:style-name="P46"><text:span text:style-name="T52"/></text:p>
              <text:p text:style-name="P48"><text:span text:style-name="T52"/></text:p>
            </text:list-header>
          </text:list>
        </text:list-item>
      </text:list>
      <text:p text:style-name="P47"><text:span text:style-name="T52"/></text:p>
      <text:p text:style-name="P47"><text:span text:style-name="T52"/></text:p>
      <text:p text:style-name="P47"><text:span text:style-name="T52"/></text:p>
      <text:p text:style-name="P47"><text:soft-page-break/><text:span text:style-name="T52"/></text:p>
      <text:list xml:id="list34305056" text:continue-numbering="true" text:style-name="L1">
        <text:list-item>
          <text:list>
            <text:list-header>
              <text:p text:style-name="P48"><text:span text:style-name="T52"/></text:p>
              <text:p text:style-name="P48"><text:span text:style-name="T52">2.3 Caracteristici tehnice</text:span></text:p>
            </text:list-header>
          </text:list>
        </text:list-item>
      </text:list>
      <text:p text:style-name="P47"><text:span text:style-name="T52"/></text:p>
      <text:p text:style-name="P49"><text:span text:style-name="T52"/></text:p>
      <text:p text:style-name="P47"><text:span text:style-name="T52">Integrare : Ambele sisteme ERP detin o baza de date unica.</text:span></text:p>
      <text:p text:style-name="P47"><text:span text:style-name="T52">Flexibilitate :</text:span></text:p>
      <text:p text:style-name="P47"><text:span text:style-name="T52"><text:tab/>Aplicatia Sistemului financiar ERP permite flexibilitatea fara a creste costurile IT.</text:span></text:p>
      <text:p text:style-name="P47"><text:span text:style-name="T52"><text:tab/>Azet:</text:span></text:p>
      <text:p text:style-name="P47"><text:span text:style-name="T52">Modularitate si scalabilitate: Ambele sisteme sunt structurate pe module si permit adaugarea de noi functii prin implementarea de noi module.</text:span></text:p>
      <text:p text:style-name="P47"><text:span text:style-name="T52">Securitate: Ambele sisteme asigura securitate la nivel de aplicatie si la nivel de baza de date</text:span></text:p>
      <text:p text:style-name="P47"><text:span text:style-name="T52">Completitudine: Ambele modele acopera toate functiile organizatiei.</text:span></text:p>
      <text:p text:style-name="P47"><text:span text:style-name="T52">Trasabilitate:Ambele modele permit urmarirea operatiunilor si inregistrarilor efectuate in sistem.</text:span></text:p>
      <text:p text:style-name="P47"><text:span text:style-name="T52">Conectabilitate:Ambele sisteme permit schimbul de date cu alte aplicatii.</text:span></text:p>
      <text:p text:style-name="P45"><text:span text:style-name="T52"/></text:p>
      <text:list xml:id="list34326579" text:continue-numbering="true" text:style-name="L1">
        <text:list-item>
          <text:list>
            <text:list-header>
              <text:p text:style-name="P18">2.4 Alte informatii</text:p>
            </text:list-header>
          </text:list>
        </text:list-item>
      </text:list>
      <text:p text:style-name="P54"/>
      <text:p text:style-name="P54">Manager financiar ERP</text:p>
      <text:p text:style-name="P54"/>
      <text:p text:style-name="P57">Softlead este un marketplace de soluții software, de tip B2B, care funcționează ca un generator de lead-uri pentru aplicațiile listate Ã®n cadrul platformei. Fiecare lead primit este validat, pentru a fi calificat și este dat mai departe, sub forma unui brief de vÃ¢nzări companiilor care dețin Ã®n portofoliu soluția cerută. Metoda de monetizare este pay per lead, așadar fiecare lead, Ã®n funcție de anumite criterii definitorii, are un cost variabil, definit de criterii precum: tipul aplicației, număr de licențe, servicii complementare dorite (audit, consultanță, training, implementare etc.).</text:p>
      <text:p text:style-name="P2"><text:span text:style-name="T31">Fluxul complet de generare a oportunităților, precum și modalitatea de creștere a numărului de lead-uri pe care o companie le poate genera prin intermediul Softlead poate fi</text:span><text:a xlink:type="simple" xlink:href="https://www.softlead.ro/resources/Softlead-FLOW-v02.pdf" text:style-name="Internet_20_link" text:visited-style-name="Visited_20_Internet_20_Link"><text:span text:style-name="T48">accesat de aici</text:span></text:a><text:span text:style-name="T31">.</text:span></text:p>
      <text:p text:style-name="P21">Intr-un sistem dedicat și distinct, Softlead deține informații de tip profiling ale companiilor <text:soft-page-break/>listate In platformă, ținand cont de aspectele care definesc profilul companiei end-user vizată de producătorul de aplicații software.</text:p>
      <text:p text:style-name="P3"><text:span text:style-name="T31">Pentru a fi parte din fluxul de generare de oportunități Softlead, companiile, pot</text:span><text:a xlink:type="simple" xlink:href="https://www.softlead.ro/inregistrare-utilizator.html" text:style-name="Internet_20_link" text:visited-style-name="Visited_20_Internet_20_Link"><text:span text:style-name="T48">crea un cont aici</text:span></text:a></text:p>
      <text:p text:style-name="P54"/>
      <text:p text:style-name="P54">Azet</text:p>
      <text:p text:style-name="P55"/>
      <text:p text:style-name="P57">Va putem oferi consultanta pentru a putea hotari impreuna care model de implementare si ce mod de configurare este cel mai potrivit cu specificul activitatilor dumneavoastra.</text:p>
      <text:p text:style-name="P35">1. in faza de analiza</text:p>
      <text:p text:style-name="P36">Putem intalni doua cazuri:</text:p>
      <text:p text:style-name="P42"><text:span text:style-name="T7"><text:s/>-</text:span><text:span text:style-name="T27">societati nou formate, unde putem sugera intreg fluxul de documente , bazandu-ne pe experienta obtinuta de la societati similare;</text:span></text:p>
      <text:p text:style-name="P42"><text:span text:style-name="T7"><text:s/>-</text:span><text:span text:style-name="T27">societati in care fluxul informational est</text:span></text:p>
      <text:p text:style-name="P63">2. in faza de implementare</text:p>
      <text:p text:style-name="P42"><text:span text:style-name="T7">- </text:span><text:span text:style-name="T27">configurarea sistemului pentru a optimizarea introducerii datelor initiale;</text:span></text:p>
      <text:p text:style-name="P42"><text:span text:style-name="T7"><text:s/></text:span><text:span text:style-name="T27">acolo unde personalul de la fata locului are mai putina experienta, sublinierea anomaliilor in interpretarea legislatiei si sugestii pentru corectare.</text:span></text:p>
      <text:p text:style-name="P43"><text:span text:style-name="T1"><text:s/>-</text:span><text:span text:style-name="T19">asigurarea de personal calificat pentru reusita implementarii</text:span><text:span text:style-name="T19"> </text:span></text:p>
      <text:p text:style-name="P41"/>
      <text:p text:style-name="P41"/>
      <text:list xml:id="list34322360" text:continue-numbering="true" text:style-name="L1">
        <text:list-item>
          <text:list>
            <text:list-header>
              <text:p text:style-name="P18">3.0 Concluzie</text:p>
            </text:list-header>
          </text:list>
        </text:list-item>
      </text:list>
      <text:p text:style-name="P19"/>
      <text:p text:style-name="P32"><text:span text:style-name="T34"><text:tab/></text:span><text:span text:style-name="T30">Manager financiar ERP</text:span></text:p>
      <text:p text:style-name="P50"><text:span text:style-name="T56">·</text:span><text:span text:style-name="T13"> </text:span><text:span text:style-name="T56">Structura modulara: exista module specifice fiecarui departament in parte.</text:span></text:p>
      <text:p text:style-name="P50"><text:span text:style-name="T56">·</text:span><text:span text:style-name="T13"> </text:span><text:span text:style-name="T56">Interfata prietenoasa si usor de folosit.</text:span></text:p>
      <text:p text:style-name="P50"><text:span text:style-name="T56">·</text:span><text:span text:style-name="T13"> </text:span><text:span text:style-name="T56">Securizare la nivel de aplicatie si la nivel de baza de date.</text:span></text:p>
      <text:p text:style-name="P50"><text:span text:style-name="T56">·</text:span><text:span text:style-name="T13"> </text:span><text:span text:style-name="T56">Integrarea informatiilor financiare.</text:span></text:p>
      <text:p text:style-name="P50"><text:span text:style-name="T56">·</text:span><text:span text:style-name="T13"> </text:span><text:span text:style-name="T56">Controlul perioadei de lucru pentru fiecare document in parte.</text:span></text:p>
      <text:p text:style-name="P50"><text:span text:style-name="T56">·</text:span><text:span text:style-name="T13"> </text:span><text:span text:style-name="T56">Prelucrarea rapida si sigura a unui volum mare de date.</text:span></text:p>
      <text:p text:style-name="P50"><text:span text:style-name="T56">·</text:span><text:span text:style-name="T13"> </text:span><text:span text:style-name="T56">Timp de dezvoltare si implementare scurt.</text:span></text:p>
      <text:p text:style-name="P50"><text:span text:style-name="T56">·</text:span><text:span text:style-name="T13"> </text:span><text:span text:style-name="T56">Flexibilitate si transabilitate.</text:span></text:p>
      <text:p text:style-name="P1"><text:span text:style-name="T61"><text:s/></text:span><text:span text:style-name="T62">Avantaje</text:span><text:a xlink:type="simple" xlink:href="http://www.manager-financiar.ro/" text:style-name="Internet_20_link" text:visited-style-name="Visited_20_Internet_20_Link"><text:span text:style-name="T39">MANAGER FINANCIAR ERP</text:span></text:a><text:span text:style-name="T62">:</text:span></text:p>
      <text:p text:style-name="P50"><text:span text:style-name="T56">·</text:span><text:span text:style-name="T13"> </text:span><text:span text:style-name="T56">Strangerea relatiilor cu clientii si furnizorii si eficientizarea activitati companiei.</text:span></text:p>
      <text:p text:style-name="P50"><text:span text:style-name="T56">·</text:span><text:span text:style-name="T13"> </text:span><text:span text:style-name="T56">Planificarea si gestionarea resurselor companiei intr-un mod eficient si rapid.</text:span></text:p>
      <text:p text:style-name="P50"><text:span text:style-name="T56">·</text:span><text:span text:style-name="T13"> </text:span><text:span text:style-name="T56">Imbunatatirea productivitatii prin reducerea costurilor productiei si optimizarea stocurilor.</text:span></text:p>
      <text:p text:style-name="P50"><text:span text:style-name="T56">·</text:span><text:span text:style-name="T13"> </text:span><text:span text:style-name="T56">Extinderea oportunitatilor de afaceri cu ajutorul unui proces contabil flexibil si beneficind de suport multi-valuta.</text:span></text:p>
      <text:p text:style-name="P50"><text:span text:style-name="T56">·</text:span><text:span text:style-name="T13"> </text:span><text:span text:style-name="T56">Instrumente automatizate de raportare si capabilitati BI in timp real.</text:span></text:p>
      <text:p text:style-name="P50"><text:soft-page-break/><text:span text:style-name="T56">·</text:span><text:span text:style-name="T13"> </text:span><text:span text:style-name="T56">Reducerea costurilor operationale si eliminarea erorillor prin automatizarea proceselor de business.</text:span></text:p>
      <text:p text:style-name="P50"><text:span text:style-name="T56">·</text:span><text:span text:style-name="T13"> </text:span><text:span text:style-name="T56">Imbunatatirea controlului financiar-contabil prin corelarea rapida a fluxului de oferte - comenzi - gestiune -facturi - incasare.</text:span></text:p>
      <text:p text:style-name="P50"><text:span text:style-name="T56">·</text:span><text:span text:style-name="T13"> </text:span><text:span text:style-name="T56">Aplicatia genereaza rapoarte complete si complexe care permit realizarea unor previziuni si evaluari asupra evolutiei companiei si a planului de afaceri.</text:span></text:p>
      <text:p text:style-name="P50"><text:span text:style-name="T56">·</text:span><text:span text:style-name="T13"> </text:span><text:span text:style-name="T56">Aplicatia permite flexibilitate fara a creste costurile IT.</text:span></text:p>
      <text:p text:style-name="P50"><text:span text:style-name="T56">·</text:span><text:span text:style-name="T13"> </text:span><text:span text:style-name="T56">Aplicatia ajuta la imbunatatirea cash flow-ului.</text:span></text:p>
      <text:p text:style-name="P50"><text:span text:style-name="T56">·</text:span><text:span text:style-name="T13"> </text:span><text:span text:style-name="T56">Aplicatia ajuta la optimizarea si integrarea proceselor din cadrul companiei.</text:span></text:p>
      <text:p text:style-name="P50"><text:span text:style-name="T60">·</text:span><text:span text:style-name="T14"> </text:span><text:span text:style-name="T56">Aplicatia permite cresterea productivitatii companiei si realizarea unui ROI rapid.</text:span></text:p>
      <text:p text:style-name="P52"/>
      <text:p text:style-name="P52">Azet</text:p>
      <text:p text:style-name="P9"/>
      <text:p text:style-name="P22">Este un software romanesc, dezvoltat pentru piata romaneasca, asadar nu are inconvenientele uzuale ale aplicatiilor straineiata ro adaptate pentru pmaneasca. Actualizarea aplicatiei in functie de modificarile legislative si transmiterea acestora catre client se face in timp util.</text:p>
      <text:p text:style-name="P36">Securitate maxima si protectie riguroasa a datelor din sistem, prin configurarea pe nivele a drepturilor de acces ale utilizatorilor asupra proceselor din sistem, ceea ce impiedica deteriorarea si accesul necontrolat la datele introduse.</text:p>
      <text:p text:style-name="P36">Consultanta rapida telefonica , prin internet, cu acordul clientului sau la beneficiar in functie de complexitatea problemei:</text:p>
      <text:p text:style-name="P42"><text:span text:style-name="T7"><text:s/></text:span><text:span text:style-name="T27">Protejarea datelor in timp prin proceduri automatizate de salvare (back-up automat)</text:span></text:p>
      <text:p text:style-name="P42"><text:span text:style-name="T7"><text:s/></text:span><text:span text:style-name="T27">Interfata prietenoasa usor de utilizat si configurat</text:span></text:p>
      <text:p text:style-name="P42"><text:span text:style-name="T7"><text:s/></text:span><text:span text:style-name="T27">Module de calcul parametrizabile in functie de specificul fiecarei firme</text:span></text:p>
      <text:p text:style-name="P42"><text:span text:style-name="T7"><text:s/></text:span><text:span text:style-name="T27">Poate fi folosit atat in retea, cat si pe un singur calculator</text:span></text:p>
      <text:p text:style-name="P42"><text:span text:style-name="T7"><text:s/></text:span><text:span text:style-name="T27">Suportul soft nu implica achizitionare de licente soft pt servere de baze de date</text:span></text:p>
      <text:p text:style-name="P57">Sistem multicompanie, care permite gestionarea individuala a mai multor companii (filiale, sucursale)</text:p>
      <text:p text:style-name="P9"/>
      <text:p text:style-name="P17"/>
      <text:p text:style-name="P33">REZULTATE</text:p>
      <text:p text:style-name="P36">Ca urmare a eforturilor depuse, rezultatele s-au concretizat in obtinera unui soft integrat ERP, deosebit de complex , dezvoltat pe platforme accesibile financiar , pentru orice tip de societate , mica , medie , mare.</text:p>
      <text:p text:style-name="P36">S-a reusit in timp, formarea unui club al clientlor AZet, format din firme mari si medii in primul rind , care contribuie la stabilitatea financiara a firmei , si la dezvoltarea permanenta in regim interactiv a solutiei AZet.</text:p>
      <text:p text:style-name="P36">S-a reusit, formarea unei baze materiale solide care s-a contribuie la mentinerea si dezvoltarea permanenta a firmei.</text:p>
      <text:p text:style-name="P33">MISIUNE</text:p>
      <text:p text:style-name="P36">Sa ofere un produs informatic integrat ERP , puternic , care sa poata fi accesibil financiar , unei firme romanesti cu un buget normal.</text:p>
      <text:p text:style-name="P37"><text:soft-page-break/><text:span text:style-name="T27">Sa creasca permanent calitatea produselor si a serviciilor .</text:span><text:span text:style-name="T19"> </text:span></text:p>
      <text:p text:style-name="P55"/>
      <text:p text:style-name="P24"/>
      <text:p text:style-name="P55"/>
      <text:p text:style-name="P54"/>
      <text:p text:style-name="P54"/>
      <text:p text:style-name="P54"/>
      <text:p text:style-name="P54"/>
      <text:p text:style-name="P54">Cariera </text:p>
      <text:p text:style-name="P54"/>
      <text:p text:style-name="P54">Manager financiar ERP</text:p>
      <text:p text:style-name="P55"/>
      <text:p text:style-name="P56"/>
      <text:p text:style-name="P55"/>
      <text:p text:style-name="P58"/>
      <text:p text:style-name="P1"><text:a xlink:type="simple" xlink:href="https://www.softlead.ro/angajam-web-developer.html" text:style-name="Internet_20_link" text:visited-style-name="Visited_20_Internet_20_Link"><text:span text:style-name="T51">PHP developer</text:span></text:a></text:p>
      <text:p text:style-name="P25">De 3 ani de zile, ne poziționăm pe piața locală ca fiind prima platformă dedicată aplicațiilor software, cu rol Ã®n generarea de lead-uri.</text:p>
      <text:p text:style-name="P25">Pentru a face față cu brio, avem nevoie de un developer PHP, ce deține experiență Ã®n Programare Orientată pe Obiecte, CSS3, HTML 5, pasionat de tehnologie și de start-up-uri.</text:p>
      <text:p text:style-name="P23">Â</text:p>
      <text:p text:style-name="P1"><text:a xlink:type="simple" xlink:href="https://www.softlead.ro/angajam-business-development-manager.html" text:style-name="Internet_20_link" text:visited-style-name="Visited_20_Internet_20_Link"><text:span text:style-name="T51">Business Development Manager</text:span></text:a></text:p>
      <text:p text:style-name="P25">Softlead este Ã®n căutarea unui Business Development Manager, care să monitorizeze, valideze și gestioneze lead-urile (solicitările) de aplicații software generate prin intermediul platformei.</text:p>
      <text:p text:style-name="P23"/>
      <text:p text:style-name="P1"><text:a xlink:type="simple" xlink:href="https://www.softlead.ro/pr-lead-manager.html" text:style-name="Internet_20_link" text:visited-style-name="Visited_20_Internet_20_Link"><text:span text:style-name="T51">PR&amp;Lead Manager</text:span></text:a></text:p>
      <text:p text:style-name="P2"><text:span text:style-name="T32">Dacă ești pasionat(ă) de tehnologie, de start-up-uri, dar mai ales de aplicații software și de sisteme inteligente, dar și de proiecte speciale (</text:span><text:a xlink:type="simple" xlink:href="http://www.regattait.ro/" text:style-name="Internet_20_link" text:visited-style-name="Visited_20_Internet_20_Link"><text:span text:style-name="T49">RegattaIT</text:span></text:a><text:span text:style-name="T32">), te așteptăm Ã®n echipa Softlead. </text:span></text:p>
      <text:p text:style-name="P25"/>
      <text:p text:style-name="P1"><text:a xlink:type="simple" xlink:href="https://www.softlead.ro/internship-online-marketing.html" text:style-name="Internet_20_link" text:visited-style-name="Visited_20_Internet_20_Link"><text:span text:style-name="T51">Internship Online Marketing</text:span></text:a></text:p>
      <text:p text:style-name="P25">Pentru că Softlead este un proiect extrem de dinamic, lansăm provocarea de a găsi colegi pasionați de tehnologie și de marketing online, care să creeze strategii și să gestioneze campanii dedicate acțiunilor de generare de lead-uri.</text:p>
      <text:p text:style-name="P25">Punem la bătaie un post de internship plătit, cu posibilitate de angajare!</text:p>
      <text:p text:style-name="P31"><text:soft-page-break/><text:span text:style-name="T19">iti promitem că te vom Ã®ncuraja constant să dai frÃ¢u liber imaginației și că vei avea acces la un portofoliu diversificat de clienți, proiecte și provocări!</text:span><text:span text:style-name="T19"> </text:span></text:p>
      <text:p text:style-name="P25"/>
      <text:p text:style-name="P1"><text:a xlink:type="simple" xlink:href="https://www.softlead.ro/intern-php-developer-softlead.html" text:style-name="Internet_20_link" text:visited-style-name="Visited_20_Internet_20_Link"><text:span text:style-name="T51">Softlead caută Intern PHP Developer!</text:span></text:a></text:p>
      <text:p text:style-name="P25">Și ce dacă ești incă la facultate sau abia ai ieșit de pe băncile facultății? Sigur ți-ar plăcea să faci deja primii pași printre liniile de cod care să genereze produse reale sau să fii parte din povestea unui start-up!</text:p>
      <text:p text:style-name="P2"><text:span text:style-name="T32">Așteptăm răspunsurile pe adresa</text:span><text:a xlink:type="simple" xlink:href="mailto:hr@softlead.ro" text:style-name="Internet_20_link" text:visited-style-name="Visited_20_Internet_20_Link"><text:span text:style-name="T50">hr@softlead.ro</text:span></text:a><text:span text:style-name="T32">. </text:span></text:p>
      <text:p text:style-name="P25"/>
      <text:p text:style-name="P25"/>
      <text:p text:style-name="P26">AZET</text:p>
      <text:p text:style-name="P25"/>
      <text:p text:style-name="P59">CARIERE</text:p>
      <text:p text:style-name="P36">SC Multi-Soft Bacau sustine persoanele care doresc sa realizeze un produs informatic de un inalt nivel. SC Multi-Soft ofera burse studentilor care vor sa participe la promovarea noilor tehnologii .</text:p>
      <text:p text:style-name="P1"><text:span text:style-name="T63">Trimiteti-ne CV-ul dumneavoastra la</text:span><text:a xlink:type="simple" xlink:href="mailto:service@multi-soft.ro" text:style-name="Internet_20_link" text:visited-style-name="Visited_20_Internet_20_Link"><text:span text:style-name="T55">florin@multi-soft.ro</text:span></text:a><text:span text:style-name="T32"> </text:span></text:p>
      <text:p text:style-name="P20"/>
      <text:p text:style-name="P20"/>
      <text:p text:style-name="P34">INSTRUIRE PERSONAL</text:p>
      <text:p text:style-name="P30">Fiecare sistem informatic n final este gestionat si utilizat de catre oameni. In functie de complexitatea sistemului, pentru a fi folosit eficient, integrat usor in activitatile firmei dumneavoastra si sa nu devina inca o problema suplimentara operatorii sistemului si/sau utilizatorii trebuie instruiti corespunzator.</text:p>
      <text:p text:style-name="P36">Un program complet de instruire include lectii de instruire la fata locului, manuale si documentatie tehnica suplimentara (daca este nevoie). Scopul programului de instruire este ca sa se familiarizeze viitorii utilizatori ai sistemului informatic cu interfetele grafice, sa optimizeze modul de utilizare a sistemului si administrarea acestuia, sa le ofere sfaturi si trucuri de utilizare, etc.</text:p>
      <text:p text:style-name="P57">Oferim o gama completa si flexibila de servicii de instruire bazata pe procedurile noastre interne si experienta acumulata.</text:p>
      <text:p text:style-name="P20"/>
      <text:p text:style-name="P55"/>
      <text:p text:style-name="P53">BIBLIOGRAFIE</text:p>
      <text:p text:style-name="P16"><text:span text:style-name="T59">https://www.softlead.ro/aplicatii-software/manager-financiar-erp.html</text:span> </text:p>
      <text:p text:style-name="P16">http://www.multi-soft.ro/descriereazet.ph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Arial1" svg:font-family="Arial, sans-serif"/>
    <style:font-face style:name="Cambria" svg:font-family="Cambria, serif"/>
    <style:font-face style:name="Mangal1" svg:font-family="Mangal"/>
    <style:font-face style:name="Open Sans" svg:font-family="'Open Sans', sans-serif"/>
    <style:font-face style:name="OpenSymbol" svg:font-family="OpenSymbol"/>
    <style:font-face style:name="Segoe UI" svg:font-family="'Segoe UI', sans-serif"/>
    <style:font-face style:name="Times New Roman1" svg:font-family="'Times New Roman', serif"/>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ans-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5-11T13:10:28.80</meta:creation-date>
    <dc:date>2018-05-15T14:11:50.70</dc:date>
    <meta:editing-duration>PT4H23M46S</meta:editing-duration>
    <meta:editing-cycles>11</meta:editing-cycles>
    <meta:generator>OpenOffice/4.1.1$Win32 OpenOffice.org_project/411m6$Build-9775</meta:generator>
    <meta:document-statistic meta:table-count="2" meta:image-count="0" meta:object-count="0" meta:page-count="13" meta:paragraph-count="187" meta:word-count="2508" meta:character-count="17544"/>
  </office:meta>
</office:document-meta>
</file>